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JDBCAdapter.doRemoveData( Connection connection ,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JDBCAdapter.close( ResultSet 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JDBCAdapter.doGetCount( Connection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JDBCAdapter.doLoadData( Connection connection , String [ ] id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faultJDBCAdapter.setBinaryData( PreparedStatement s , int index , byte data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DBCAdapter.setStatements( Statements state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DBCAdapter.close( Statement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JDBCAdapter.doLoadData( Connection connection ,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JDBCAdapter.doStoreData( Connection connection , String id , byte [ ]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JDBCAdapter.getBinaryData( ResultSet rs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DBCAdapter.doUpdateData( Connection connection , String id , byte [ ]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JDBCAdapter.doGetIds( Connection conn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JDBCAdapter.doDropTables( Connection conne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JDBCAdapter.doRemoveData( Connection connection , String [ ] i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JDBCAdapter.doCreateTables( Connection connec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DefaultJDBCAdapter.getStat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DBCAdapter.doGetIds( Connection connection , int fromIndex , int to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